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8881" officeooo:paragraph-rsid="00128881"/>
    </style:style>
    <style:style style:name="T1" style:family="text">
      <style:text-properties officeooo:rsid="00137c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 is often argued that preventing is more efficient than curing the disease. I strongly agree to this statement. </text:p>
      <text:p text:style-name="P1"/>
      <text:p text:style-name="P1">Firstly, preventing disease is cost effective as curing a disease is <text:span text:style-name="T1">a </text:span>hassle as it requires special drug and treatment which may cost an arm and a leg. In today’s timeline, where new diseases immerse everyday, curing the disease would be hard nut to crack rather than commencing preventive measures that aligns to almost all diseases. For instance, people gave more emphasis on preventing COVID-19 as cure for the specific disease was null. </text:p>
      <text:p text:style-name="P1"/>
      <text:p text:style-name="P1">Moreover, the drugs requiring for curing the diseases requires tremendous amount of efforts to manufacture, commute and distribute whereas preventing diseases requires healthy lifestyle, proper diet and actions that are almost everyone’s cup of tea. We generally witness various kinds of drugs and medical inventions being isolated due to the sole reason of complex manufacture methodologies, high transport cost as well as availability limited stock. </text:p>
      <text:p text:style-name="P1"/>
      <text:p text:style-name="P1">Ultimately, preventing diseases is extremely budget efficient, requires minimal procedures and is most efficient over curing the disease.</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0T15:02:47.329000000</meta:creation-date>
    <dc:date>2023-12-21T09:35:19.179000000</dc:date>
    <meta:editing-duration>PT29M15S</meta:editing-duration>
    <meta:editing-cycles>2</meta:editing-cycles>
    <meta:generator>LibreOffice/7.6.2.1$Windows_X86_64 LibreOffice_project/56f7684011345957bbf33a7ee678afaf4d2ba333</meta:generator>
    <meta:document-statistic meta:table-count="0" meta:image-count="0" meta:object-count="0" meta:page-count="1" meta:paragraph-count="4" meta:word-count="175" meta:character-count="1145" meta:non-whitespace-character-count="971"/>
  </office:meta>
</office:document-meta>
</file>